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d9878" officeooo:paragraph-rsid="000d9878" style:font-weight-asian="bold" style:font-weight-complex="bold"/>
    </style:style>
    <style:style style:name="P2" style:family="paragraph" style:parent-style-name="Standard">
      <style:paragraph-properties fo:text-align="center" style:justify-single-word="false"/>
      <style:text-properties fo:font-weight="normal" officeooo:rsid="000d9878" officeooo:paragraph-rsid="000d9878" style:font-weight-asian="normal" style:font-weight-complex="normal"/>
    </style:style>
    <style:style style:name="P3" style:family="paragraph" style:parent-style-name="Standard">
      <style:paragraph-properties fo:text-align="start" style:justify-single-word="false"/>
      <style:text-properties fo:font-weight="normal" officeooo:rsid="000d9878" officeooo:paragraph-rsid="000d987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Postlab #3</text:p>
      <text:p text:style-name="P2">Charlie Coleman</text:p>
      <text:p text:style-name="P2">2016 September 15</text:p>
      <text:p text:style-name="P3"><text:tab/>In this lab, we were able to see the delays involved when making a circuit. When initially testing the circuit, the changes in output happened instantly, because the test was only to see the outputs, and to check the delays. When testing the circuit on the board and in the simulation, the time delays were present, and while they were not visible to the human eye, they were present on the graph. The delay for the circuit was about 6ns.</text:p>
      <text:p text:style-name="P3"><text:tab/>By doing this lab, the Xilinx software was introduced to us. We were able to practice many of the functions that we will use Xilinx for in the future. Functions such as clock and forced inputs help to test the circuits that we create and therefore verify that we have gotten everything working. The simulations help to see the time delay involved in the calculations and to make sure that those delays to do not affect our circuit in any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1:02:34.417000000</meta:creation-date>
    <dc:date>2016-09-21T21:15:49.454000000</dc:date>
    <meta:editing-duration>PT13M15S</meta:editing-duration>
    <meta:editing-cycles>1</meta:editing-cycles>
    <meta:document-statistic meta:table-count="0" meta:image-count="0" meta:object-count="0" meta:page-count="1" meta:paragraph-count="5" meta:word-count="170" meta:character-count="939" meta:non-whitespace-character-count="772"/>
    <meta:generator>LibreOffice/5.0.4.2$Windows_x86 LibreOffice_project/2b9802c1994aa0b7dc6079e128979269cf95bc78</meta:generator>
  </office:meta>
</office:document-meta>
</file>